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Times new Roman" fo:font-size="16pt" officeooo:rsid="000ba8fd" officeooo:paragraph-rsid="000ba8fd" style:font-size-asian="14pt" style:font-size-complex="16pt"/>
    </style:style>
    <style:style style:name="P2" style:family="paragraph" style:parent-style-name="Standard">
      <style:text-properties style:font-name="Times new Roman" fo:font-size="16pt" officeooo:rsid="000e0077" officeooo:paragraph-rsid="000e0077" fo:background-color="#fff200" style:font-size-asian="14pt" style:font-size-complex="16pt"/>
    </style:style>
    <style:style style:name="P3" style:family="paragraph" style:parent-style-name="Standard">
      <style:text-properties style:font-name="Times new Roman" fo:font-size="16pt" officeooo:rsid="000e4ca8" officeooo:paragraph-rsid="000e4ca8" fo:background-color="#fff200" style:font-size-asian="14pt" style:font-size-complex="16pt"/>
    </style:style>
    <style:style style:name="P4" style:family="paragraph" style:parent-style-name="Standard">
      <style:text-properties style:font-name="Times new Roman" fo:font-size="16pt" officeooo:rsid="000ba8fd" officeooo:paragraph-rsid="000ba8fd" fo:background-color="#fff200" style:font-size-asian="14pt" style:font-size-complex="16pt"/>
    </style:style>
    <style:style style:name="P5" style:family="paragraph" style:parent-style-name="Standard">
      <style:text-properties style:use-window-font-color="true" style:text-line-through-style="none" style:text-line-through-type="none" style:font-name="Times new Roman" fo:font-size="14pt" officeooo:rsid="000e4ca8" officeooo:paragraph-rsid="000e4ca8" fo:background-color="#fff200" style:font-size-asian="14pt" style:font-size-complex="14pt"/>
    </style:style>
    <style:style style:name="T1" style:family="text">
      <style:text-properties fo:font-weight="bold"/>
    </style:style>
    <style:style style:name="T2" style:family="text">
      <style:text-properties officeooo:rsid="000ca71b"/>
    </style:style>
    <style:style style:name="T3" style:family="text">
      <style:text-properties fo:background-color="#fff200" loext:char-shading-value="0"/>
    </style:style>
    <style:style style:name="T4" style:family="text">
      <style:text-properties fo:background-color="#fff200" loext:char-shading-value="0"/>
    </style:style>
    <style:style style:name="T5" style:family="text">
      <style:text-properties officeooo:rsid="0010d351" fo:background-color="#fff200" loext:char-shading-value="0"/>
    </style:style>
    <style:style style:name="T6" style:family="text">
      <style:text-properties officeooo:rsid="0010d351" fo:background-color="#fff200" loext:char-shading-value="0"/>
    </style:style>
    <style:style style:name="T7" style:family="text">
      <style:text-properties fo:background-color="transparent" loext:char-shading-value="0"/>
    </style:style>
    <style:style style:name="T8" style:family="text">
      <style:text-properties style:text-line-through-style="solid" style:text-line-through-type="single" fo:background-color="transparent" loext:char-shading-value="0"/>
    </style:style>
    <style:style style:name="T9" style:family="text">
      <style:text-properties fo:color="#ce181e" fo:background-color="transparent" loext:char-shading-value="0"/>
    </style:style>
    <style:style style:name="T10" style:family="text">
      <style:text-properties fo:color="#ce181e" style:text-line-through-style="solid" style:text-line-through-type="single" fo:background-color="transparent" loext:char-shading-value="0"/>
    </style:style>
    <style:style style:name="T11" style:family="text">
      <style:text-properties fo:color="#fff200"/>
    </style:style>
    <style:style style:name="T12" style:family="text">
      <style:text-properties fo:color="#fff200" fo:font-weight="bold"/>
    </style:style>
    <style:style style:name="T13" style:family="text">
      <style:text-properties fo:color="#f58220"/>
    </style:style>
    <style:style style:name="T14" style:family="text">
      <style:text-properties fo:color="#f58220" fo:font-weight="bold"/>
    </style:style>
    <style:style style:name="T15" style:family="text">
      <style:text-properties fo:color="#f58220" style:text-underline-style="solid" style:text-underline-width="auto" style:text-underline-color="font-color"/>
    </style:style>
    <style:style style:name="T16" style:family="text">
      <style:text-properties fo:color="#f58220" style:text-underline-style="solid" style:text-underline-width="auto" style:text-underline-color="font-color" fo:font-weight="bold"/>
    </style:style>
    <style:style style:name="T17" style:family="text">
      <style:text-properties fo:color="#f58220" style:text-underline-style="none"/>
    </style:style>
    <style:style style:name="T18" style:family="text">
      <style:text-properties fo:color="#f58220" style:text-underline-style="none" fo:font-weight="bold"/>
    </style:style>
    <style:style style:name="T19" style:family="text">
      <style:text-properties fo:color="#f58220" style:text-underline-style="none" fo:font-weight="bold" style:font-weight-asian="bold" style:font-weight-complex="bold"/>
    </style:style>
    <style:style style:name="T20" style:family="text">
      <style:text-properties fo:color="#f58220" style:text-underline-style="none" fo:font-weight="bold" fo:background-color="#fff200" loext:char-shading-value="0"/>
    </style:style>
    <style:style style:name="T21" style:family="text">
      <style:text-properties fo:color="#f58220" style:text-underline-style="none" fo:font-weight="bold" fo:background-color="#fff200" loext:char-shading-value="0" style:font-weight-asian="bold" style:font-weight-complex="bold"/>
    </style:style>
    <style:style style:name="T22" style:family="text">
      <style:text-properties fo:color="#f58220" style:text-underline-style="none" fo:font-weight="bold" fo:background-color="#fff200" loext:char-shading-value="0" style:font-weight-asian="bold" style:font-weight-complex="bold"/>
    </style:style>
    <style:style style:name="T23" style:family="text">
      <style:text-properties fo:color="#f58220" style:text-underline-style="none" fo:font-weight="bold" fo:background-color="#fff200" loext:char-shading-value="0"/>
    </style:style>
    <style:style style:name="T24" style:family="text">
      <style:text-properties fo:color="#f58220" style:text-underline-style="none" fo:font-weight="normal" style:font-weight-asian="normal" style:font-weight-complex="normal"/>
    </style:style>
    <style:style style:name="T25" style:family="text">
      <style:text-properties fo:color="#f58220" style:text-underline-style="none" fo:background-color="#fff200" loext:char-shading-value="0"/>
    </style:style>
    <style:style style:name="T26" style:family="text">
      <style:text-properties fo:color="#f58220" style:text-underline-style="none" fo:background-color="#fff200" loext:char-shading-value="0"/>
    </style:style>
    <style:style style:name="T27" style:family="text">
      <style:text-properties fo:color="#00a65d"/>
    </style:style>
    <style:style style:name="T28" style:family="text">
      <style:text-properties fo:color="#00a65d" fo:background-color="#fff200" loext:char-shading-value="0"/>
    </style:style>
    <style:style style:name="T29" style:family="text">
      <style:text-properties fo:color="#00a65d" fo:background-color="#fff200" loext:char-shading-value="0"/>
    </style:style>
    <style:style style:name="T30" style:family="text">
      <style:text-properties officeooo:rsid="0010d3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pan><text:span text:style-name="T23">Кош-Агачская </text:span><text:span text:style-name="T22">солнечная</text:span><text:span text:style-name="T23"> электростанция</text:span><text:span text:style-name="T26"> — одна из крупнейших </text:span><text:a xlink:type="simple" xlink:href="https://ru.wikipedia.org/wiki/Список_солнечных_электростанций_России" text:style-name="Internet_20_link" text:visited-style-name="Visited_20_Internet_20_Link">солнечных электростанций России</text:a><text:span text:style-name="T26"> и самая мощная электростанция </text:span><text:a xlink:type="simple" xlink:href="https://ru.wikipedia.org/wiki/Республика_Алтай" text:style-name="Internet_20_link" text:visited-style-name="Visited_20_Internet_20_Link">Республики Алтай</text:a><text:span text:style-name="T26">.</text:span><text:span text:style-name="T17"> </text:span><text:span text:style-name="T4">Мощность электростанции составляет 10 </text:span><text:a xlink:type="simple" xlink:href="https://ru.wikipedia.org/wiki/Ватт" text:style-name="Internet_20_link" text:visited-style-name="Visited_20_Internet_20_Link"><text:span text:style-name="T4">МВт</text:span></text:a><text:span text:style-name="T4">.</text:span> <text:span text:style-name="T4">В</text:span><text:span text:style-name="T29">ведена в эксплуатацию в 2014 году.</text:span></text:p>
      <text:p text:style-name="P1"/>
      <text:p text:style-name="P1">--<text:span text:style-name="T4">Электростанция находится близи с</text:span><text:span text:style-name="T6">е</text:span><text:span text:style-name="T4">л</text:span><text:span text:style-name="T6">а</text:span><text:span text:style-name="T4"> </text:span><text:a xlink:type="simple" xlink:href="https://ru.wikipedia.org/wiki/Кош-Агач" text:style-name="Internet_20_link" text:visited-style-name="Visited_20_Internet_20_Link"><text:span text:style-name="T4">Кош-Агач</text:span></text:a><text:span text:style-name="T4"> и </text:span><text:a xlink:type="simple" xlink:href="https://ru.wikipedia.org/wiki/Теленгит-Сортогой" text:style-name="Internet_20_link" text:visited-style-name="Visited_20_Internet_20_Link"><text:span text:style-name="T4">Теленгит-Сортогой</text:span></text:a><text:span text:style-name="T4"> на юге </text:span><text:a xlink:type="simple" xlink:href="https://ru.wikipedia.org/wiki/Республика_Алтай" text:style-name="Internet_20_link" text:visited-style-name="Visited_20_Internet_20_Link"><text:span text:style-name="T4">Республики Алтай</text:span></text:a><text:span text:style-name="T4"> на высоте около 1800 метров над уровнем моря. Кош-Агачский район Республики Алтай — одно из самых солнечных мест в России, здесь более 300 солнечных дней в году, а уровень удельной выработки электроэнергии достигает 1400 кВт·ч на м² в год. </text:span></text:p>
      <text:p text:style-name="P1"/>
      <text:p text:style-name="P1">--<text:span text:style-name="T2">Кош-агачская это... <text:s text:c="2"/>и первый на алтае собственный объект генерации электроэнергии.</text:span></text:p>
      <text:p text:style-name="P1"/>
      <text:p text:style-name="P4">--<text:span text:style-name="T2">Строительство началось в мае 2014 и зкончилось в сентябре</text:span></text:p>
      <text:p text:style-name="P1"/>
      <text:p text:style-name="P4">--<text:span text:style-name="T2">Она обеспечивает электроэнергией более 2000 домохозяйтсв, что составляет 1/6 от потребностей региона.</text:span></text:p>
      <text:p text:style-name="P1"/>
      <text:p text:style-name="P1">--<text:span text:style-name="T2">Станция стала первый объектом формирующейся сети солнечных электростанций в россии.</text:span></text:p>
      <text:p text:style-name="P1"/>
      <text:p text:style-name="P1">--<text:span text:style-name="T2">Станции были, но это все были частные панели для индивидуальных нужд одного предприятия или хозяйства.</text:span></text:p>
      <text:p text:style-name="P1"/>
      <text:p text:style-name="P1"/>
      <text:p text:style-name="P1"/>
      <text:p text:style-name="P1">Russia's share of solar energy production is a paltry 0.03 percent of the country's total, and to meet its electricity needs the country relies heavily on traditional energy sources with high conversion efficiency, such as gas, oil, hydro and nuclear. Nevertheless, in the past three years Russia has been rapidly developing solar energy. <text:s text:c="3"/></text:p>
      <text:p text:style-name="P2">(Доля России в производстве солнечной энергии составляет ничтожные 0,03 процента от общего объема страны, и для удовлетворения своих потребностей в электроэнергии страна в значительной степени опирается на традиционные источники энергии с высокой эффективностью преобразования, такие как газ, нефть, <text:soft-page-break/>гидроэнергетика и атомная энергетика. Тем не менее, в последние три года в России активно развивается солнечная энергетика. )</text:p>
      <text:p text:style-name="P2"/>
      <text:p text:style-name="P2">-<text:span text:style-name="T7">-Russia began building solar power plants not because it was in vogue, but because their increasing effectiveness made them profitable in regions that are very remote from traditional energy sources, and which at the same time have much sunshine.</text:span><text:span text:style-name="T10"> Even in some regions of Siberia the number of sunny days is almost 300 a year, despite the low daily temperatures. </text:span></text:p>
      <text:p text:style-name="P3"><text:span text:style-name="T7">(Россия начала строить солнечные электростанции не потому, что это было в моде, а потому, что их растущая эффективность сделала их прибыльными в регионах, которые очень далеки от традиционных источников энергии и в то же время имеют много солнечного света. </text:span><text:span text:style-name="T9">Д</text:span><text:span text:style-name="T10">аже в некоторых регионах Сибири количество солнечных дней составляет почти 300 в год, несмотря на низкие дневные температуры. )</text:span></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3"><text:span text:style-name="T10"/></text:p>
      <text:p text:style-name="P5"><text:span text:style-name="T7">Доп инфа: Помимо электростанций, входящих в единую энергетическую систему России, существуют также солнечные электростанции, функционирующие автономно. Например, солнечная ферма в сибирском селе Менза (3800 миль к востоку от Москвы) обеспечивает энергией три отдаленных населенных пункта, а автономная солнечная электростанция в селе Яилю на Алтае (2500 миль к востоку от Москвы) более выгодна для местных жителей, чем старый дизель-генератор. На знаменитом острове Валаам (в 646 милях к северу от Москвы) есть также небольшой завод, который обеспечивает энергией монастырские теплицы.</text:span></text:p>
      <text:p text:style-name="P5"><text:span text:style-name="T7">(In addition to the plants that are a part of Russia's unified energy system, there are also solar power plants that function autonomously. For example, the solar farm in the Siberian village of Menza (3,800 miles east of Moscow) provides energy for three remote settlements, and the autonomous solar power plant in the village of Yailyu in Altai (2,500 miles east of Moscow) is more favorable for local residents than the old diesel generator. There is also a small plant on the famous island of Valaam (646 miles north of Moscow), which provides energy for the monastery's greenhous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1:48:54.280522609</meta:creation-date>
    <dc:date>2019-10-22T13:34:54.289503550</dc:date>
    <meta:editing-duration>PT2M23S</meta:editing-duration>
    <meta:editing-cycles>1</meta:editing-cycles>
    <meta:document-statistic meta:table-count="0" meta:image-count="0" meta:object-count="0" meta:page-count="2" meta:paragraph-count="13" meta:word-count="544" meta:character-count="3676" meta:non-whitespace-character-count="3144"/>
    <meta:generator>LibreOffice/6.0.7.3$Linux_X86_64 LibreOffice_project/00m0$Build-3</meta:generator>
  </office:meta>
</office:document-meta>
</file>